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officeooo:rsid="000ca8b4" officeooo:paragraph-rsid="002b197e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241e3c"/>
    </style:style>
    <style:style style:name="P6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7" style:family="paragraph" style:parent-style-name="Standard">
      <style:text-properties fo:font-weight="normal" officeooo:rsid="0020e4bd" officeooo:paragraph-rsid="0020e4bd" style:font-weight-asian="normal" style:font-weight-complex="normal"/>
    </style:style>
    <style:style style:name="P8" style:family="paragraph" style:parent-style-name="Standard">
      <style:text-properties officeooo:rsid="000ac56d" officeooo:paragraph-rsid="000ca8b4"/>
    </style:style>
    <style:style style:name="P9" style:family="paragraph" style:parent-style-name="Standard">
      <style:text-properties officeooo:rsid="0020e4bd" officeooo:paragraph-rsid="0020e4bd"/>
    </style:style>
    <style:style style:name="P10" style:family="paragraph" style:parent-style-name="Standard">
      <style:text-properties fo:font-weight="bold" officeooo:rsid="001578ee" officeooo:paragraph-rsid="001578ee" style:font-weight-asian="bold" style:font-weight-complex="bold"/>
    </style:style>
    <style:style style:name="P11" style:family="paragraph" style:parent-style-name="Standard">
      <style:text-properties fo:font-weight="normal" officeooo:rsid="00221fff" officeooo:paragraph-rsid="00221fff" style:font-weight-asian="normal" style:font-weight-complex="normal"/>
    </style:style>
    <style:style style:name="P12" style:family="paragraph" style:parent-style-name="Standard">
      <style:text-properties fo:font-weight="normal" officeooo:rsid="001578ee" officeooo:paragraph-rsid="001578ee" style:font-weight-asian="normal" style:font-weight-complex="normal"/>
    </style:style>
    <style:style style:name="P13" style:family="paragraph" style:parent-style-name="Standard">
      <style:text-properties fo:font-style="normal" fo:font-weight="bold" officeooo:rsid="001e0948" officeooo:paragraph-rsid="001e0948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bold" officeooo:rsid="001e0948" officeooo:paragraph-rsid="001e0948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 style:parent-style-name="Standard">
      <style:text-properties fo:font-weight="normal" officeooo:rsid="000ac56d" officeooo:paragraph-rsid="001578ee" style:font-weight-asian="normal" style:font-weight-complex="normal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 style:parent-style-name="Standard">
      <style:text-properties fo:font-weight="bold" officeooo:rsid="00241e3c" officeooo:paragraph-rsid="00241e3c" style:font-weight-asian="bold" style:font-weight-complex="bold"/>
    </style:style>
    <style:style style:name="P20" style:family="paragraph" style:parent-style-name="Standard">
      <style:text-properties fo:font-weight="normal" officeooo:rsid="00241e3c" officeooo:paragraph-rsid="00241e3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5442b" style:font-weight-asian="bold" style:font-weight-complex="bold"/>
    </style:style>
    <style:style style:name="T4" style:family="text">
      <style:text-properties fo:font-weight="bold" officeooo:rsid="000ddd89" style:font-weight-asian="bold" style:font-weight-complex="bold"/>
    </style:style>
    <style:style style:name="T5" style:family="text">
      <style:text-properties fo:font-weight="bold" officeooo:rsid="001fb379" style:font-weight-asian="bold" style:font-weight-complex="bold"/>
    </style:style>
    <style:style style:name="T6" style:family="text">
      <style:text-properties fo:font-weight="bold" officeooo:rsid="0011fd2d" style:font-weight-asian="bold" style:font-weight-complex="bold"/>
    </style:style>
    <style:style style:name="T7" style:family="text">
      <style:text-properties fo:font-weight="bold" officeooo:rsid="0014db4b" style:font-weight-asian="bold" style:font-weight-complex="bold"/>
    </style:style>
    <style:style style:name="T8" style:family="text">
      <style:text-properties fo:font-weight="bold" officeooo:rsid="001e2b6b" style:font-weight-asian="bold" style:font-weight-complex="bold"/>
    </style:style>
    <style:style style:name="T9" style:family="text">
      <style:text-properties fo:font-weight="bold" officeooo:rsid="0016bf11" style:font-weight-asian="bold" style:font-weight-complex="bold"/>
    </style:style>
    <style:style style:name="T10" style:family="text">
      <style:text-properties fo:font-weight="bold" officeooo:rsid="000d61b8" style:font-weight-asian="bold" style:font-weight-complex="bold"/>
    </style:style>
    <style:style style:name="T11" style:family="text">
      <style:text-properties fo:font-weight="bold" officeooo:rsid="0018d69e" style:font-weight-asian="bold" style:font-weight-complex="bold"/>
    </style:style>
    <style:style style:name="T12" style:family="text">
      <style:text-properties fo:font-weight="normal" officeooo:rsid="0018d69e" style:font-weight-asian="normal" style:font-weight-complex="normal"/>
    </style:style>
    <style:style style:name="T13" style:family="text">
      <style:text-properties fo:font-weight="normal" officeooo:rsid="0020e4bd" style:font-weight-asian="normal" style:font-weight-complex="normal"/>
    </style:style>
    <style:style style:name="T14" style:family="text">
      <style:text-properties style:text-position="0% 100%" officeooo:rsid="00154eb1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1"/>
    </style:style>
    <style:style style:name="T18" style:family="text">
      <style:text-properties fo:font-weight="bold" officeooo:rsid="001bb3ff" style:font-weight-asian="bold" style:font-weight-complex="bold"/>
    </style:style>
    <style:style style:name="T19" style:family="text">
      <style:text-properties officeooo:rsid="00221ff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1"/>
    </style:style>
    <style:style style:name="T23" style:family="text">
      <style:text-properties fo:font-size="12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20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0.4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 <text:s text:c="9"/></text:span><text:span text:style-name="T2">PHY20</text:span><text:span text:style-name="T3">49</text:span><text:span text:style-name="T2">C, </text:span><text:span text:style-name="T4">Homework</text:span><text:span text:style-name="T1"> </text:span><text:span text:style-name="T5">3</text:span></text:p>
      <text:p text:style-name="P2"><text:span text:style-name="T1"/></text:p>
      <text:p text:style-name="P3"><text:span text:style-name="T6">A- </text:span><text:span text:style-name="T7">Submit a</text:span><text:span text:style-name="T8"> </text:span><text:span text:style-name="T7">handwritten version </text:span><text:span text:style-name="T9">of the solutions</text:span><text:span text:style-name="T7"> (clearly readable)</text:span><text:span text:style-name="T8"> at the beginning of class</text:span><text:span text:style-name="T4">.</text:span>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10">1</text:span></text:p>
      <text:p text:style-name="P5"><text:span text:style-name="T11"><text:line-break/></text:span><text:span text:style-name="T12">Equation (</text:span><text:span text:style-name="T13">8</text:span><text:span text:style-name="T12">.</text:span><text:span text:style-name="T13">3</text:span><text:span text:style-name="T12">) </text:span><text:span text:style-name="T13">in the book</text:span><text:span text:style-name="T12"> shows that the capacitance of a parallel-plate capacitor becomes larger as the plate separation d decreases. However, there is a practical limit to how small d can be made, which places limits on how large C can be. Explain what sets the limit on d. (Hint: What happens to the magnitude of the electric field as d --&gt; 0?)</text:span></text:p>
      <text:p text:style-name="P2"><text:span text:style-name="T1"/></text:p>
      <text:p text:style-name="P6">Problem 2</text:p>
      <text:p text:style-name="P7"/>
      <text:p text:style-name="P7">Consider a point charge Q placed in y=1cm. What is the electric flux due to that charge in the x-z plane? (that is, in the entire, infinite, x-z plane).</text:p>
      <text:p text:style-name="P8"><text:span text:style-name="T1"/></text:p>
      <text:p text:style-name="P4">Problem 3</text:p>
      <text:p text:style-name="P9"><text:span text:style-name="T14"/></text:p>
      <text:p text:style-name="P9"><text:span text:style-name="T14">A </text:span><text:span text:style-name="T15">capacitor with unknown capacitance C is charged to 100V. Then, it is connected in parallel to a </text:span></text:p>
      <text:p text:style-name="P9"><text:span text:style-name="T15">60 </text:span><text:span text:style-name="T16">µ</text:span><text:span text:style-name="T17">F Capacitor initially discharged. If the potential difference on this second capacitor then becomes 40V, what is C?</text:span></text:p>
      <text:p text:style-name="Standard"/>
      <text:p text:style-name="P2"><text:span text:style-name="T1">Problem </text:span><text:span text:style-name="T18">4</text:span><text:span text:style-name="T1"> </text:span></text:p>
      <text:p text:style-name="P7"/>
      <text:p text:style-name="P7">Determine the potential at a point 2.5 mm away from a big negative plate in a parallel plate arrangement <text:span text:style-name="T19">separated 10mm and connected to a 24V battery (take the potential in the negative plate to be V=0)</text:span>.</text:p>
      <text:p text:style-name="P10"/>
      <text:p text:style-name="P10">Problem 5</text:p>
      <text:p text:style-name="P10"/>
      <text:p text:style-name="P11">If one requires 6J of work to move two point charges of the same magnitude together from a distance of 1m to 1cm, what could you conclude of the sign and value of the charges?</text:p>
      <text:p text:style-name="P12"/>
      <text:p text:style-name="P13">Problem 6</text:p>
      <text:p text:style-name="P14"><text:span text:style-name="T20"/></text:p>
      <text:p text:style-name="P11"><draw:line text:anchor-type="paragraph" draw:z-index="0" draw:name="Vertical line 1" draw:style-name="gr1" draw:text-style-name="P15" svg:x1="4.7528in" svg:y1="0.7602in" svg:x2="4.7528in" svg:y2="1.0882in"><text:p/></draw:line><draw:frame text:anchor-type="paragraph" draw:z-index="9" draw:name="Text Frame 2" draw:style-name="gr2" draw:text-style-name="P16" svg:width="0.3004in" svg:height="0.6941in" svg:x="4.65in" svg:y="0.6299in"><draw:text-box><text:p>a</text:p></draw:text-box></draw:frame><draw:frame text:anchor-type="paragraph" draw:z-index="10" draw:name="Text Frame 3" draw:style-name="gr2" draw:text-style-name="P16" svg:width="0.6941in" svg:height="0.6941in" svg:x="5.339in" svg:y="0.6945in"><draw:text-box><text:p>b</text:p></draw:text-box></draw:frame>Two parallel plate capacitors are shown. C1 = 0.4 <text:span text:style-name="T21">µF</text:span><text:span text:style-name="T22"> and C2 = 1.2 </text:span><text:span text:style-name="T21">µF. The volate of the capacitors are V1 and V2 respectively, and the total stored energy is 1.14 mJ. If the terminals b and c are connected, the potencial difference Va-Vd= 80 V, but if the a terminal is connected to the b terminals, and c is connected to d, Va-Vd= 10 V. Find the initial voltages V1, V2</text:span><text:span text:style-name="T22"> </text:span></text:p>
      <text:p text:style-name="P11"><draw:line text:anchor-type="paragraph" draw:z-index="1" draw:name="Vertical line 2" draw:style-name="gr1" draw:text-style-name="P15" svg:x1="5.289in" svg:y1="0.1252in" svg:x2="5.289in" svg:y2="0.4205in"><text:p/></draw:line><text:span text:style-name="T22"/></text:p>
      <text:p text:style-name="P17"><draw:line text:anchor-type="paragraph" draw:z-index="2" draw:name="Horizontal line 1" draw:style-name="gr1" draw:text-style-name="P15" svg:x1="5.0917in" svg:y1="0.2283in" svg:x2="5.5843in" svg:y2="0.2283in"><text:p/></draw:line><draw:line text:anchor-type="paragraph" draw:z-index="3" draw:name="Horizontal line 2" draw:style-name="gr1" draw:text-style-name="P15" svg:x1="5.0917in" svg:y1="0.4256in" svg:x2="5.5843in" svg:y2="0.4256in"><text:p/></draw:line><draw:line text:anchor-type="paragraph" draw:z-index="4" draw:name="Vertical line 3" draw:style-name="gr1" draw:text-style-name="P15" svg:x1="5.289in" svg:y1="0.4256in" svg:x2="5.289in" svg:y2="0.8193in"><text:p/></draw:line><draw:line text:anchor-type="paragraph" draw:z-index="5" draw:name="Horizontal line 4" draw:style-name="gr1" draw:text-style-name="P15" svg:x1="4.5563in" svg:y1="0.2283in" svg:x2="4.95in" svg:y2="0.2283in"><text:p/></draw:line><draw:line text:anchor-type="paragraph" draw:z-index="6" draw:name="Vertical line 4" draw:style-name="gr1" draw:text-style-name="P15" svg:x1="4.7528in" svg:y1="0.2283in" svg:x2="4.7528in" svg:y2="0.622in"><text:p/></draw:line><draw:line text:anchor-type="paragraph" draw:z-index="7" draw:name="Horizontal line 5" draw:style-name="gr1" draw:text-style-name="P15" svg:x1="4.5563in" svg:y1="0.1299in" svg:x2="4.95in" svg:y2="0.1299in"><text:p/></draw:line><draw:frame text:anchor-type="paragraph" draw:z-index="8" draw:name="Text Frame 1" draw:style-name="gr3" draw:text-style-name="P18" svg:width="0.6941in" svg:height="0.2016in" svg:x="4.6453in" svg:y="0.5236in"><draw:text-box><text:p><text:span text:style-name="T23">c</text:span></text:p></draw:text-box></draw:frame><draw:frame text:anchor-type="paragraph" draw:z-index="11" draw:name="Text Frame 4" draw:style-name="gr3" draw:text-style-name="P18" svg:width="0.6941in" svg:height="0.2016in" svg:x="5.339in" svg:y="0.622in"><draw:text-box><text:p><text:span text:style-name="T23">d</text:span></text:p></draw:text-box></draw:frame><draw:frame text:anchor-type="paragraph" draw:z-index="12" draw:name="Text Frame 5" draw:style-name="gr4" draw:text-style-name="P16" svg:width="0.6941in" svg:height="0.4925in" svg:x="4.4528in" svg:y="0.2283in"><draw:text-box><text:p>C1</text:p></draw:text-box></draw:frame><draw:frame text:anchor-type="paragraph" draw:z-index="13" draw:name="Text Frame 6" draw:style-name="gr2" draw:text-style-name="P16" svg:width="0.6941in" svg:height="0.6941in" svg:x="5.4417in" svg:y="0.0319in"><draw:text-box><text:p>C2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Problem 7</text:p>
      <text:p text:style-name="P20"><text:tab/></text:p>
      <text:p text:style-name="P20">A capacitor has a charge of 15 <text:span text:style-name="T21">µ</text:span><text:span text:style-name="T22">C when its potential difference is V. When the charge is augmented to 18 <text:s/></text:span><text:span text:style-name="T21">µ</text:span><text:span text:style-name="T22">C, its potential difference increases 6 volts. What is the capcitance C of the capacitor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8T12:49:10.743597454</dc:date>
    <meta:editing-duration>PT1H55M28S</meta:editing-duration>
    <meta:editing-cycles>16</meta:editing-cycles>
    <meta:generator>LibreOffice/24.8.3.2$Linux_X86_64 LibreOffice_project/480$Build-2</meta:generator>
    <meta:print-date>2024-12-18T12:49:04.041033127</meta:print-date>
    <meta:printed-by>PDF files</meta:printed-by>
    <meta:document-statistic meta:table-count="0" meta:image-count="0" meta:object-count="0" meta:page-count="1" meta:paragraph-count="20" meta:word-count="347" meta:character-count="2045" meta:non-whitespace-character-count="1659"/>
  </office:meta>
</office:document-meta>
</file>